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Scheherazade" svg:font-family="Scheherazade" style:font-pitch="variable"/>
    <style:font-face style:name="Scheherazade1" svg:font-family="Scheherazade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Arabic">
      <style:text-properties officeooo:paragraph-rsid="00140289"/>
    </style:style>
    <style:style style:name="P2" style:family="paragraph" style:parent-style-name="Arabic">
      <style:text-properties officeooo:rsid="0018051b" officeooo:paragraph-rsid="0018051b"/>
    </style:style>
    <style:style style:name="P3" style:family="paragraph" style:parent-style-name="Arabic">
      <style:text-properties officeooo:paragraph-rsid="0018051b"/>
    </style:style>
    <style:style style:name="P4" style:family="paragraph" style:parent-style-name="Arabic">
      <style:text-properties officeooo:rsid="001ba385" officeooo:paragraph-rsid="001ba385"/>
    </style:style>
    <style:style style:name="P5" style:family="paragraph" style:parent-style-name="Arabic">
      <style:text-properties officeooo:rsid="001c7d2f" officeooo:paragraph-rsid="001c7d2f"/>
    </style:style>
    <style:style style:name="P6" style:family="paragraph" style:parent-style-name="Arabic">
      <style:text-properties officeooo:rsid="001c7d2f" officeooo:paragraph-rsid="0037858e"/>
    </style:style>
    <style:style style:name="P7" style:family="paragraph" style:parent-style-name="Arabic">
      <style:text-properties officeooo:rsid="001da4e9" officeooo:paragraph-rsid="001da4e9"/>
    </style:style>
    <style:style style:name="P8" style:family="paragraph" style:parent-style-name="Arabic">
      <style:text-properties officeooo:rsid="001f6257" officeooo:paragraph-rsid="001f6257"/>
    </style:style>
    <style:style style:name="P9" style:family="paragraph" style:parent-style-name="Arabic">
      <style:text-properties officeooo:rsid="00202e0e" officeooo:paragraph-rsid="00202e0e"/>
    </style:style>
    <style:style style:name="P10" style:family="paragraph" style:parent-style-name="Arabic">
      <style:text-properties officeooo:rsid="002620ca" officeooo:paragraph-rsid="002620ca"/>
    </style:style>
    <style:style style:name="P11" style:family="paragraph" style:parent-style-name="Arabic">
      <style:text-properties officeooo:paragraph-rsid="002620ca"/>
    </style:style>
    <style:style style:name="P12" style:family="paragraph" style:parent-style-name="Arabic">
      <style:text-properties officeooo:rsid="002a78d7" officeooo:paragraph-rsid="002a78d7"/>
    </style:style>
    <style:style style:name="P13" style:family="paragraph" style:parent-style-name="Arabic">
      <style:text-properties officeooo:rsid="002c52d9" officeooo:paragraph-rsid="002c52d9"/>
    </style:style>
    <style:style style:name="P14" style:family="paragraph" style:parent-style-name="Arabic">
      <style:text-properties officeooo:rsid="002d167c" officeooo:paragraph-rsid="002d167c"/>
    </style:style>
    <style:style style:name="P15" style:family="paragraph" style:parent-style-name="Arabic">
      <style:text-properties officeooo:paragraph-rsid="002d167c"/>
    </style:style>
    <style:style style:name="P16" style:family="paragraph" style:parent-style-name="Arabic">
      <style:text-properties officeooo:rsid="003015c6" officeooo:paragraph-rsid="003015c6"/>
    </style:style>
    <style:style style:name="P17" style:family="paragraph" style:parent-style-name="Arabic">
      <style:text-properties officeooo:rsid="00321304" officeooo:paragraph-rsid="00321304"/>
    </style:style>
    <style:style style:name="P18" style:family="paragraph" style:parent-style-name="Arabic">
      <style:text-properties officeooo:rsid="0032aba0" officeooo:paragraph-rsid="0032aba0"/>
    </style:style>
    <style:style style:name="P19" style:family="paragraph" style:parent-style-name="Arabic">
      <style:text-properties officeooo:rsid="0035c707" officeooo:paragraph-rsid="0035c707"/>
    </style:style>
    <style:style style:name="P20" style:family="paragraph" style:parent-style-name="Arabic">
      <style:text-properties officeooo:rsid="00361216" officeooo:paragraph-rsid="00361216"/>
    </style:style>
    <style:style style:name="P21" style:family="paragraph" style:parent-style-name="Arabic">
      <style:text-properties officeooo:rsid="0037858e" officeooo:paragraph-rsid="0037858e"/>
    </style:style>
    <style:style style:name="P22" style:family="paragraph" style:parent-style-name="Arabic">
      <style:text-properties officeooo:rsid="00389ee9" officeooo:paragraph-rsid="00389ee9"/>
    </style:style>
    <style:style style:name="P23" style:family="paragraph" style:parent-style-name="Arabic">
      <style:text-properties officeooo:rsid="00140289" officeooo:paragraph-rsid="00140289"/>
    </style:style>
    <style:style style:name="P24" style:family="paragraph" style:parent-style-name="Arabic">
      <style:text-properties officeooo:paragraph-rsid="002620ca"/>
    </style:style>
    <style:style style:name="P25" style:family="paragraph" style:parent-style-name="Arabic">
      <style:text-properties officeooo:rsid="002620ca" officeooo:paragraph-rsid="002620ca"/>
    </style:style>
    <style:style style:name="T1" style:family="text">
      <style:text-properties officeooo:rsid="0019b597"/>
    </style:style>
    <style:style style:name="T2" style:family="text">
      <style:text-properties officeooo:rsid="001c7d2f"/>
    </style:style>
    <style:style style:name="T3" style:family="text">
      <style:text-properties officeooo:rsid="0026df8d"/>
    </style:style>
    <style:style style:name="T4" style:family="text">
      <style:text-properties officeooo:rsid="002c52d9"/>
    </style:style>
    <style:style style:name="T5" style:family="text">
      <style:text-properties officeooo:rsid="00321304"/>
    </style:style>
    <style:style style:name="T6" style:family="text">
      <style:text-properties officeooo:rsid="00361216"/>
    </style:style>
    <style:style style:name="T7" style:family="text">
      <style:text-properties officeooo:rsid="0039c4f0"/>
    </style:style>
    <style:style style:name="T8" style:family="text">
      <style:text-properties officeooo:rsid="003b1fac"/>
    </style:style>
    <style:style style:name="T9" style:family="text">
      <style:text-properties officeooo:rsid="003ba8d7"/>
    </style:style>
    <style:style style:name="T10" style:family="text">
      <style:text-properties officeooo:rsid="003c1ed5"/>
    </style:style>
    <style:style style:name="T11" style:family="text">
      <style:text-properties officeooo:rsid="003d3086"/>
    </style:style>
    <style:style style:name="T12" style:family="text">
      <style:text-properties officeooo:rsid="003ecc4e"/>
    </style:style>
    <style:style style:name="T13" style:family="text">
      <style:text-properties officeooo:rsid="003f2e5b"/>
    </style:style>
    <style:style style:name="T14" style:family="text">
      <style:text-properties officeooo:rsid="003fe75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T7">أَمِنْ </text:span>ن<text:span text:style-name="T7">َ</text:span>ذَكُّرِ جِيْرَانٍ نِذِيْ سَلَمٍ</text:p>
      <text:p text:style-name="P23">مَزَجْتَ دَمْعًاجَرَى مِنْ مُقْلَةٍ بِدَمٍ</text:p>
      <text:p text:style-name="P23">نِكَڪُكُمْبُكَ جِرَنِ نْيٖمَ</text:p>
      <text:p text:style-name="P23">وَلِيٗكٗ هَپٗ نِذِى سَلَمِ</text:p>
      <text:p text:style-name="P23">اُمٖلِتَنْڠَنْيَ تٗزِ كْوَ دَمِ</text:p>
      <text:p text:style-name="P23">كْوَمْبَ مَعَنَايٖ نِهَيٗ سٖيْمَا</text:p>
      <text:p text:style-name="P1"/>
      <text:p text:style-name="P2"><text:span text:style-name="T7">أَمْ </text:span>ه<text:span text:style-name="T7">ُ</text:span>بَّتِ الرِّيحُ مِنْ تِلْقَاءِ كَاظِمَةٍ</text:p>
      <text:p text:style-name="P2">وَ<text:span text:style-name="T8">أَ</text:span>وْ مَضَ ال<text:span text:style-name="T8">ْ</text:span>بَرْقُ فِى الظ<text:span text:style-name="T8">َّ</text:span>امَاءِ مِنْ إِضَمٍ</text:p>
      <text:p text:style-name="P2">اَمَ نِؤُپٖتٗ كُپِتَ كْوَكٖ</text:p>
      <text:p text:style-name="P2">كُتٗكَ كَظِمَ جَنِبُ زَكٖ</text:p>
      <text:p text:style-name="P2">اَمَ نِو<text:span text:style-name="T1">ُ</text:span> مِمِ كْوَ نُوْرُ يَكٖ</text:p>
      <text:p text:style-name="P2">كُيْنُكَ كِيْزَ هَپٗ اِظَمَا</text:p>
      <text:p text:style-name="P3"/>
      <text:p text:style-name="P7"><text:span text:style-name="T14">نَمَا </text:span>لِعَيْبَىْكَ <text:span text:style-name="T8">أِ</text:span>نْ قُلْتَ اكْفُفَا هَمَتَا</text:p>
      <text:p text:style-name="P7">وَمَا لِقَلْبِكَ <text:span text:style-name="T8">إِ</text:span>نْ قُلْتُ اسْتَفِقْ يَهِمِ</text:p>
      <text:p text:style-name="P7">مْبٗنَ مَتٗ يَكٗ هُكٗمِ تٗزِ</text:p>
      <text:p text:style-name="P7"><text:soft-page-break/>اُكِيَزِوِ يَا هَيَسِكِزَ</text:p>
      <text:p text:style-name="P7">كَذَلِكَ مٗويٗ اُنَ سِمَنْزِ</text:p>
      <text:p text:style-name="P7">اُكِوُزُ نْدُوَ هُزِدِ هِمَا</text:p>
      <text:p text:style-name="P7"/>
      <text:p text:style-name="P7"><text:span text:style-name="T7">أَبَخ</text:span>سَبُ الصَّبُّ <text:span text:style-name="T8">أَ</text:span>نَّ ال<text:span text:style-name="T8">ْ</text:span>حُبَّ مُنكَتِمٌ</text:p>
      <text:p text:style-name="P7">مَابَيْنَ مُذْسَجِمٍ مِنْهُ وَمُضْطَرِمِ</text:p>
      <text:p text:style-name="P8">مْتُ اَپٖنْدَاوٗ هَس<text:span text:style-name="T3">ِ</text:span>تَمَنِ</text:p>
      <text:p text:style-name="P8">هُوَ نِعَلَامَ مَحَضِرَانِ</text:p>
      <text:p text:style-name="P9">نَخَصَ اَوَاپٗ تٗزِ مَيٗوْنِ</text:p>
      <text:p text:style-name="P9">نَمُئِلِ وَكٖ هَپَمْبِ تَامَا</text:p>
      <text:p text:style-name="P11"/>
      <text:p text:style-name="P11"><text:span text:style-name="T7">لَوْ لَاالْهَوَى لَمْ تُرِقُ دَمْعًا عَلَى طَلَلٍ</text:span></text:p>
      <text:p text:style-name="P10">وَلَ<text:span text:style-name="T8">ا</text:span> <text:span text:style-name="T8">أَ</text:span>رِقْتَ لِذِكْرِ ال<text:span text:style-name="T9">ْ</text:span>بَانِ وَالْعَلَمِ</text:p>
      <text:p text:style-name="P10">نَلَوُ مَپٖنْدِ يَكُپٖتٖوٗ</text:p>
      <text:p text:style-name="P10">نْدِپٗ هُكُلِزَ اَثَرِزَاوٗ</text:p>
      <text:p text:style-name="P10">نَوُ كُمْبُكَپٗ مِقُوْجٖيَوٗ</text:p>
      <text:p text:style-name="P10">يَمِ نَخَبَالِ زِلِيٗ ثَمَا</text:p>
      <text:p text:style-name="P11"><text:soft-page-break/></text:p>
      <text:p text:style-name="P12"><text:span text:style-name="T10">فَ</text:span>كَيْفَ تُنْكِرُ حَبًّا بَعْدَ مَا شَهِدَتْ</text:p>
      <text:p text:style-name="P12">بِهِ عَلَيْكَ عُدُوْ<text:span text:style-name="T11">لُ</text:span> ال<text:span text:style-name="T11">ْ</text:span>دَّمْ<text:span text:style-name="T11">عِ</text:span> و<text:span text:style-name="T11">َ</text:span>السَّقَمِ</text:p>
      <text:p text:style-name="P12">كْوَنِ كُيَكَنْيَ <text:span text:style-name="T4">مَپٖنْدِ هَيٗ</text:span></text:p>
      <text:p text:style-name="P13">نَسِ هُكُوٗ نَ حَالِ اُلِيٗ</text:p>
      <text:p text:style-name="P13">مَتٗزِ نَنْدِيٗ نَوَايٗ وَايٗ</text:p>
      <text:p text:style-name="P13">نْدِيٗ اُشَهِدِ اُلِيٗ تَمَا</text:p>
      <text:p text:style-name="P11"/>
      <text:p text:style-name="P14"><text:span text:style-name="T11">وَأَثْ</text:span>بَتَ ا<text:span text:style-name="T11">ْ</text:span>لو<text:span text:style-name="T11">َ</text:span>جْدُخَطَّىْ عبْرَةٍ وَضَن<text:span text:style-name="T11">ً</text:span>ى</text:p>
      <text:p text:style-name="P14">مِثْل<text:span text:style-name="T11">َ</text:span> الْ<text:span text:style-name="T11">مَ</text:span>هَارِ عَلَى خَدَّيْكَ وَالْعَنَمِ</text:p>
      <text:p text:style-name="P14">اِمٖثُبُتِشَ يَكٗ حُزُنِ</text:p>
      <text:p text:style-name="P14">مِفُنْدَ مِوِلِ زَتٖفُتٖنِ</text:p>
      <text:p text:style-name="P14">رَنْچِ يَبَهَارِ كُوُ كٗنْدٗنِ</text:p>
      <text:p text:style-name="P14">يَمَتٗزِ يَكٗ اَوْ عَنَمَا</text:p>
      <text:p text:style-name="P15"/>
      <text:p text:style-name="P16"><text:span text:style-name="T11">نَعَ</text:span>مْ سَرَى طَيْفُ مَنْ ا<text:span text:style-name="T11">َٔ</text:span>هْوَى فَأَرِّ قَ<text:span text:style-name="T11">نِى</text:span></text:p>
      <text:p text:style-name="P16">وَال<text:span text:style-name="T11">ْ</text:span>حُبُّ يَعْتَرِضُ ا<text:span text:style-name="T11">ُ</text:span>لَّلذَّاتِ باْلأَلَمِ</text:p>
      <text:p text:style-name="P16"><text:soft-page-break/>نِكْوٖلِ مَنٖنٗ يَكٗ نِكْوٖلِ</text:p>
      <text:p text:style-name="P16">نِكِڤُلِ ػَكٖ وَنْڠُ خَلِيْلِ</text:p>
      <text:p text:style-name="P16">ػَلِنَنْڠَزِشَ بَيَنْڠُ <text:span text:style-name="T5">حَلِ</text:span></text:p>
      <text:p text:style-name="P17">سِنَ لَذَ تٖنَ وَتَ مَلَامَا</text:p>
      <text:p text:style-name="P15"/>
      <text:p text:style-name="P18"><text:span text:style-name="T12">يَ</text:span>الَائِمِيْ فِى الْهَوَى الْعُذْرِيِّ مَعْذِرَةً</text:p>
      <text:p text:style-name="P18">مِنِّيْ <text:span text:style-name="T12">إِ</text:span>لَيْكَ وَلَوْ <text:span text:style-name="T12">أَ</text:span>نْصَفْتَ لِمْ يَلُمِ</text:p>
      <text:p text:style-name="P18">وَلَ سِنَ بُدِ سِنَ صُبِرَ</text:p>
      <text:p text:style-name="P19">حُبَ يَنْڠُ كَمَ بَنُو عُذٖرَ</text:p>
      <text:p text:style-name="P19">نِمٖكُعَرِفُ يَنْڠُ ضَرُوْرَ</text:p>
      <text:p text:style-name="P19">وَتَ كُنِيَايَ فَنْيَ رُحُمَا</text:p>
      <text:p text:style-name="P15"/>
      <text:p text:style-name="P4"><text:span text:style-name="T12">عَ</text:span>دَتْكَ حَالِيَ لَا سِرِّيْ <text:span text:style-name="T2">بِمُسْتَتِرٍ</text:span></text:p>
      <text:p text:style-name="P5">عَنِ ال<text:span text:style-name="T12">ْ</text:span>و<text:span text:style-name="T12">ُ</text:span>شَاةِ وَلَا دَائِيْ بِمُ<text:span text:style-name="T12">نْ</text:span>حَسِمِ</text:p>
      <text:p text:style-name="P5">سِنَ سِرِ تٖنَ اِمٖفُنُوكَ</text:p>
      <text:p text:style-name="P5">هَوٗ تٗنْڠٗلٖزَ وَ مُهُتٗكَ</text:p>
      <text:p text:style-name="P5">وَلَ نْدْوٖى زَنْڠُ سِكُپٗزٖكَ</text:p>
      <text:p text:style-name="P5"><text:soft-page-break/>نِئِپِ فَئِدَ يَنْڠُ كُسٖما</text:p>
      <text:p text:style-name="P5"/>
      <text:p text:style-name="P19">مَحَ<text:span text:style-name="T13">ضْ</text:span>تَنِيَ النُّصْحَ ل<text:span text:style-name="T13">َ</text:span>كِنْ لَسْتُ <text:span text:style-name="T13">أَ</text:span>سْمَعُهُ</text:p>
      <text:p text:style-name="P19"><text:span text:style-name="T13">إ</text:span>نَّ ال<text:span text:style-name="T13">ُ</text:span>حِبُّ عَنِ الْ<text:span text:style-name="T6">عُذَّ الِ فِيْ صَمَمِ</text:span></text:p>
      <text:p text:style-name="P20">اُمٖنِنَصِحِ كْوَطَاقَ يَكٗ</text:p>
      <text:p text:style-name="P20">اِلَّا كُسِكِزَ هِلٗ هَللِكٗ</text:p>
      <text:p text:style-name="P20">مْتُ كِنِتَايَ مِمِ نِدُكٗ</text:p>
      <text:p text:style-name="P20">كْوَ مَحَبَّا يَنْڠُ سِوَكُكٗمَا</text:p>
      <text:p text:style-name="P20"/>
      <text:p text:style-name="P21"><text:span text:style-name="T13">إِ</text:span>نِّى اتَّهَمْتُ نَصِيْحَ ال<text:span text:style-name="T13">شَّ</text:span>يْبِ فِيْ عَذَلٍ</text:p>
      <text:p text:style-name="P21">وَالشَّيْبُ <text:span text:style-name="T13">أَ</text:span>بْعَدُ فِيْ نُصْحٍ عَنِ التُّهَمِ</text:p>
      <text:p text:style-name="P21">مِمِ سِكُكِرِ نَصَحَ بُورَ</text:p>
      <text:p text:style-name="P21">يَمْڤِ نْيٖوُپٖ كُنْڠَرَنْڠَرَ</text:p>
      <text:p text:style-name="P21">نِمٖووتُهُمُ سِوُپِ سُورَ</text:p>
      <text:p text:style-name="P21">نِمٖوُظَنِيَ اُنَ يُهُمَا</text:p>
      <text:p text:style-name="P6"/>
      <text:p text:style-name="P22">فَ<text:span text:style-name="T13">إِ</text:span>نَّ <text:span text:style-name="T13">أَ</text:span>مَّارَتِيْ بِالسُّوْءِ مَا<text:span text:style-name="T13">اُ</text:span>تَّعَظَتْ</text:p>
      <text:p text:style-name="P22"><text:soft-page-break/>مِنْ جَهْلِهَا بِنَذِيْرِ الشّ<text:span text:style-name="T13">َ</text:span>يْبِ وَالْهَرَمِ</text:p>
      <text:p text:style-name="P22">كْوَ اُوٗڤُ وَكِ نَفُسِ يَنْڠُ</text:p>
      <text:p text:style-name="P22">هَئِكُعِظِكَ كْوَ كِلِمْوٖنْڠُ</text:p>
      <text:p text:style-name="P22">مْڤِ نَوٗ كٗنْڠْوٖ اَتَ نْدُيَنْڠُ</text:p>
      <text:p text:style-name="P22">سِتٗشِكَ يَكٗ كَرُدِ نْيُومَا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Scheherazade" svg:font-family="Scheherazade" style:font-pitch="variable"/>
    <style:font-face style:name="Scheherazade1" svg:font-family="Scheherazade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ejaVu Sans" style:font-size-complex="12pt" style:language-complex="ar" style:country-complex="OM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ejaVu Sans" style:font-size-complex="12pt" style:language-complex="ar" style:country-complex="OM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000000" fo:font-size="14pt" fo:font-weight="bold" style:font-size-asian="14pt" style:font-weight-asian="bold" style:font-size-complex="14pt" style:font-weight-complex="bold"/>
    </style:style>
    <style:style style:name="Arabic" style:family="paragraph" style:master-page-name="">
      <style:paragraph-properties fo:text-align="end" style:justify-single-word="false" style:page-number="auto" style:shadow="none" style:writing-mode="rl-tb">
        <style:tab-stops/>
      </style:paragraph-properties>
      <style:text-properties style:font-name="Scheherazade" fo:font-family="Scheherazade" style:font-pitch="variable" fo:font-size="24pt" officeooo:rsid="000e6b34" style:font-size-asian="21pt" style:font-name-complex="Scheherazade" style:font-family-complex="Scheherazade" style:font-pitch-complex="variable" style:font-size-complex="24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Roman" style:family="paragraph" style:master-page-name="">
      <style:paragraph-properties fo:text-align="end" style:justify-single-word="false" style:page-number="auto" style:writing-mode="lr-tb"/>
      <style:text-properties officeooo:rsid="002e6bc8" style:font-size-asian="10.5pt" style:font-name-complex="Scheherazade1" style:font-family-complex="Scheherazade" style:font-style-name-complex="Regular" style:font-pitch-complex="variable" style:font-size-complex="24pt"/>
    </style:style>
    <style:style style:name="Translation" style:family="paragraph" style:master-page-name="">
      <style:paragraph-properties fo:text-align="end" style:justify-single-word="false" style:page-number="auto" style:writing-mode="lr-tb"/>
      <style:text-properties fo:font-style="italic" officeooo:rsid="0034e0d3" style:font-size-asian="10.5pt" style:font-name-complex="Scheherazade1" style:font-family-complex="Scheherazade" style:font-style-name-complex="Regular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8T13:45:19.072273194</meta:creation-date>
    <meta:editing-duration>P1DT11H40M24S</meta:editing-duration>
    <meta:editing-cycles>40</meta:editing-cycles>
    <meta:generator>LibreOffice/4.4.2.2$Linux_X86_64 LibreOffice_project/40m0$Build-2</meta:generator>
    <dc:title>andika</dc:title>
    <dc:date>2015-04-26T15:14:16.126838082</dc:date>
    <meta:document-statistic meta:table-count="0" meta:image-count="0" meta:object-count="0" meta:page-count="6" meta:paragraph-count="78" meta:word-count="342" meta:character-count="1493" meta:non-whitespace-character-count="1229"/>
    <meta:template xlink:type="simple" xlink:actuate="onRequest" xlink:title="andika" xlink:href="../../../../../../.config/libreoffice/4/user/template/andika.ott" meta:date="2015-04-18T13:45:16.638328719"/>
  </office:meta>
</office:document-meta>
</file>